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3.996cm" table:align="left"/>
    </style:style>
    <style:style style:name="Table2.A" style:family="table-column">
      <style:table-column-properties style:column-width="13.99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884cm"/>
    </style:style>
    <style:style style:name="Table2.5" style:family="table-row">
      <style:table-row-properties style:min-row-height="1.482cm"/>
    </style:style>
    <style:style style:name="Table3" style:family="table">
      <style:table-properties style:width="13.996cm" table:align="left"/>
    </style:style>
    <style:style style:name="Table3.A" style:family="table-column">
      <style:table-column-properties style:column-width="13.996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1.884cm"/>
    </style:style>
    <style:style style:name="Table3.5" style:family="table-row">
      <style:table-row-properties style:min-row-height="1.482cm"/>
    </style:style>
    <style:style style:name="P1" style:family="paragraph" style:parent-style-name="Standard">
      <style:text-properties style:font-name="Arial" fo:font-size="11pt" fo:font-weight="bold" officeooo:rsid="00056820" officeooo:paragraph-rsid="00056820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bold" officeooo:rsid="00058ac3" officeooo:paragraph-rsid="00058ac3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weight="normal" officeooo:rsid="00058ac3" officeooo:paragraph-rsid="00058ac3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bold" officeooo:rsid="00058ac3" officeooo:paragraph-rsid="00058ac3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weight="bold" officeooo:rsid="0006aa37" officeooo:paragraph-rsid="0006aa37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officeooo:paragraph-rsid="0006aa37"/>
    </style:style>
    <style:style style:name="P7" style:family="paragraph" style:parent-style-name="Table_20_Contents">
      <style:text-properties style:font-name="Arial" fo:font-size="11pt" fo:font-weight="bold" officeooo:rsid="0006aa37" officeooo:paragraph-rsid="0006aa37" style:font-size-asian="9.60000038146973pt" style:font-weight-asian="bold" style:font-size-complex="11pt" style:font-weight-complex="bold"/>
    </style:style>
    <style:style style:name="P8" style:family="paragraph" style:parent-style-name="Table_20_Contents" style:list-style-name="L2">
      <style:text-properties style:font-name="Arial" fo:font-size="11pt" fo:font-weight="bold" officeooo:rsid="0006aa37" officeooo:paragraph-rsid="0006aa37" style:font-size-asian="9.60000038146973pt" style:font-weight-asian="bold" style:font-size-complex="11pt" style:font-weight-complex="bold"/>
    </style:style>
    <style:style style:name="P9" style:family="paragraph" style:parent-style-name="Table_20_Contents" style:list-style-name="L3">
      <style:text-properties style:font-name="Arial" fo:font-size="11pt" fo:font-weight="bold" officeooo:rsid="00077ddb" officeooo:paragraph-rsid="00077ddb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b9a3" style:font-weight-asian="normal" style:font-weight-complex="normal"/>
    </style:style>
    <style:style style:name="T3" style:family="text">
      <style:text-properties fo:font-weight="normal" officeooo:rsid="0006aa37" style:font-weight-asian="normal" style:font-weight-complex="normal"/>
    </style:style>
    <style:style style:name="T4" style:family="text">
      <style:text-properties fo:font-weight="normal" officeooo:rsid="00077ddb" style:font-weight-asian="normal" style:font-weight-complex="normal"/>
    </style:style>
    <style:style style:name="T5" style:family="text">
      <style:text-properties officeooo:rsid="0006aa37"/>
    </style:style>
    <style:style style:name="T6" style:family="text">
      <style:text-properties style:text-position="sub 75%"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  <text:p text:style-name="P1"/>
      <text:p text:style-name="P3">This section will cover the planned testing strategy for the project, identify stakeholders invo<text:span text:style-name="T5">l</text:span>ved in testing and outline some planned test cases.</text:p>
      <text:p text:style-name="P2"/>
      <text:p text:style-name="P2">Testing Approach</text:p>
      <text:p text:style-name="P2"/>
      <text:p text:style-name="P2"><text:span text:style-name="T1">As outlined in the methodology section, development will occur in a number of iterative development cycles, with testing at the end of each cycle. Testing during development will take the form of dynamic </text:span><text:span text:style-name="T3">unit </text:span><text:span text:style-name="T1">testing involving test cases. The test cases will be designed to test the particular functionality that was implemented during the current development cycle, </text:span><text:span text:style-name="T2">with integration testing </text:span><text:span text:style-name="T3">to be carried out</text:span><text:span text:style-name="T2"> at the end of cycles were individual modules are combined.</text:span></text:p>
      <text:p text:style-name="P2"/>
      <text:p text:style-name="P5"><text:span text:style-name="T2">W</text:span><text:span text:style-name="T1">hen the interface has been developed, whether it is command line based or a graphical user interface, the system will be tested for ease of use. This will be involve a combination of test cases and observing both computer literate users and average users as they interact with the system.</text:span></text:p>
      <text:p text:style-name="P5"/>
      <text:p text:style-name="P5"><text:span text:style-name="T1">Finally, the system's F</text:span><text:span text:style-name="T6">1</text:span><text:span text:style-name="T8"> measurement will have to be evaluated in order to gauge the efficacy of the system's named entity recognition functionality.</text:span></text:p>
      <text:p text:style-name="P5"/>
      <text:p text:style-name="P5"><text:span text:style-name="T7">Test Cases</text:span></text:p>
      <text:p text:style-name="P5"/>
      <text:p text:style-name="P5"><text:span text:style-name="T8">Below are two early test cases to test the system's ability to import text and to detect and segment sentences.</text:span>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Test Case Number: <text:span text:style-name="T1">1</text:span></text:p>
          </table:table-cell>
        </table:table-row>
        <table:table-row>
          <table:table-cell table:style-name="Table2.A2" office:value-type="string">
            <text:p text:style-name="P7">Test Case Name:<text:span text:style-name="T1"> Import Text</text:span></text:p>
          </table:table-cell>
        </table:table-row>
        <table:table-row>
          <table:table-cell table:style-name="Table2.A2" office:value-type="string">
            <text:p text:style-name="P7">Purpose:<text:span text:style-name="T1"> To test the system's ability to import text from a file</text:span></text:p>
          </table:table-cell>
        </table:table-row>
        <table:table-row table:style-name="Table2.4">
          <table:table-cell table:style-name="Table2.A2" office:value-type="string">
            <text:p text:style-name="P7">Procedure Steps:</text:p>
            <text:list xml:id="list7897395009642862753" text:style-name="L2">
              <text:list-item>
                <text:p text:style-name="P8"><text:span text:style-name="T1">Select 'Import Text'</text:span></text:p>
              </text:list-item>
              <text:list-item>
                <text:p text:style-name="P8"><text:span text:style-name="T1">Select file to import</text:span></text:p>
              </text:list-item>
              <text:list-item>
                <text:p text:style-name="P8"><text:span text:style-name="T1">Check test output to see if the text from the file has been imported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P7">Expected Result:<text:span text:style-name="T1"> The file will import text from the file in to the system</text:span></text:p>
          </table:table-cell>
        </table:table-row>
      </table:table>
      <text:p text:style-name="P5"><text:span text:style-name="T8"/></text:p>
      <text:p text:style-name="P5"/>
      <text:p text:style-name="P5"><text:span text:style-name="T8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Test Case Number: <text:span text:style-name="T1">2</text:span></text:p>
          </table:table-cell>
        </table:table-row>
        <table:table-row>
          <table:table-cell table:style-name="Table3.A2" office:value-type="string">
            <text:p text:style-name="P7">Test Case Name:<text:span text:style-name="T1"> Sentence Segmentation</text:span></text:p>
          </table:table-cell>
        </table:table-row>
        <table:table-row>
          <table:table-cell table:style-name="Table3.A2" office:value-type="string">
            <text:p text:style-name="P7">Purpose:<text:span text:style-name="T1"> To test the system's ability to detect and segment sentences from a block of text</text:span></text:p>
          </table:table-cell>
        </table:table-row>
        <table:table-row table:style-name="Table3.4">
          <table:table-cell table:style-name="Table3.A2" office:value-type="string">
            <text:p text:style-name="P7">Procedure Steps:</text:p>
            <text:list xml:id="list1843965308178066559" text:style-name="L3">
              <text:list-item>
                <text:p text:style-name="P9"><text:span text:style-name="T1">Import text</text:span></text:p>
              </text:list-item>
              <text:list-item>
                <text:p text:style-name="P9"><text:span text:style-name="T1">Run sentence segmentation code</text:span></text:p>
              </text:list-item>
              <text:list-item>
                <text:p text:style-name="P9"><text:span text:style-name="T1">Save output</text:span></text:p>
              </text:list-item>
              <text:list-item>
                <text:p text:style-name="P9"><text:span text:style-name="T1">Inspect output</text:span></text:p>
              </text:list-item>
            </text:list>
          </table:table-cell>
        </table:table-row>
        <table:table-row table:style-name="Table3.5">
          <table:table-cell table:style-name="Table3.A2" office:value-type="string">
            <text:p text:style-name="P7">Expected Result:<text:span text:style-name="T1"> The </text:span><text:span text:style-name="T4">system will return a list of individual sentences</text:span>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05:06.421000000</meta:creation-date>
    <dc:date>2014-12-11T10:19:19.685000000</dc:date>
    <meta:editing-duration>PT8M35S</meta:editing-duration>
    <meta:editing-cycles>4</meta:editing-cycles>
    <meta:generator>LibreOffice/4.3.0.4$Windows_x86 LibreOffice_project/62ad5818884a2fc2e5780dd45466868d41009ec0</meta:generator>
    <meta:document-statistic meta:table-count="2" meta:image-count="0" meta:object-count="0" meta:page-count="1" meta:paragraph-count="25" meta:word-count="307" meta:character-count="1818" meta:non-whitespace-character-count="1543"/>
  </office:meta>
</office:document-meta>
</file>